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2"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3" style:family="paragraph" style:parent-style-name="Standard">
      <style:paragraph-properties fo:text-align="center" style:justify-single-word="false"/>
      <style:text-properties officeooo:paragraph-rsid="00119e5a"/>
    </style:style>
    <style:style style:name="P4" style:family="paragraph" style:parent-style-name="Standard">
      <style:text-properties officeooo:paragraph-rsid="00119e5a"/>
    </style:style>
    <style:style style:name="P5"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7" style:family="paragraph" style:parent-style-name="Standard">
      <style:paragraph-properties fo:line-height="200%" fo:text-align="start" style:justify-single-word="false"/>
      <style:text-properties fo:font-size="18pt" fo:font-weight="bold" officeooo:rsid="00136748" officeooo:paragraph-rsid="0011e371"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2pt" fo:font-weight="normal" officeooo:rsid="0013a56a" officeooo:paragraph-rsid="00119e5a"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1"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2" style:family="paragraph" style:parent-style-name="Standard">
      <style:paragraph-properties fo:line-height="200%" fo:text-align="start" style:justify-single-word="false"/>
      <style:text-properties fo:font-size="12pt" fo:font-weight="bold" officeooo:rsid="0011e371" officeooo:paragraph-rsid="0017fe6f" style:font-size-asian="10.5pt" style:font-weight-asian="bold" style:font-size-complex="12pt" style:font-weight-complex="bold"/>
    </style:style>
    <style:style style:name="P13" style:family="paragraph" style:parent-style-name="Standard">
      <style:paragraph-properties fo:line-height="200%" fo:text-align="start" style:justify-single-word="false"/>
      <style:text-properties officeooo:paragraph-rsid="00119e5a"/>
    </style:style>
    <style:style style:name="P14"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15" style:family="paragraph" style:parent-style-name="Standard">
      <style:paragraph-properties fo:line-height="200%" fo:text-align="start" style:justify-single-word="false"/>
      <style:text-properties fo:font-size="15pt" fo:font-style="italic" fo:font-weight="normal" officeooo:rsid="00136748" officeooo:paragraph-rsid="001a1216" style:font-size-asian="15pt" style:font-style-asian="italic" style:font-weight-asian="normal" style:font-size-complex="15pt" style:font-style-complex="italic" style:font-weight-complex="normal"/>
    </style:style>
    <style:style style:name="P16" style:family="paragraph" style:parent-style-name="Standard" style:master-page-name="First_20_Page">
      <style:paragraph-properties fo:text-align="center" style:justify-single-word="false" style:page-number="auto"/>
      <style:text-properties officeooo:paragraph-rsid="00119e5a"/>
    </style:style>
    <style:style style:name="P17"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18"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19"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20"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21" style:family="paragraph" style:parent-style-name="Text_20_body">
      <style:paragraph-properties fo:line-height="200%" fo:text-align="start" style:justify-single-word="false"/>
      <style:text-properties officeooo:paragraph-rsid="00119e5a"/>
    </style:style>
    <style:style style:name="P22" style:family="paragraph" style:parent-style-name="Footer">
      <style:paragraph-properties fo:text-align="center" style:justify-single-word="false"/>
    </style:style>
    <style:style style:name="T1" style:family="text">
      <style:text-properties fo:font-weight="normal" officeooo:rsid="0016beb2" style:font-weight-asian="normal" style:font-weight-complex="normal"/>
    </style:style>
    <style:style style:name="T2" style:family="text">
      <style:text-properties fo:font-weight="normal" officeooo:rsid="0017c01d" style:font-weight-asian="normal" style:font-weight-complex="normal"/>
    </style:style>
    <style:style style:name="T3" style:family="text">
      <style:text-properties fo:font-weight="normal" officeooo:rsid="0018f6e0" style:font-weight-asian="normal" style:font-weight-complex="normal"/>
    </style:style>
    <style:style style:name="T4" style:family="text">
      <style:text-properties fo:font-weight="normal" officeooo:rsid="001a5201" style:font-weight-asian="normal" style:font-weight-complex="normal"/>
    </style:style>
    <style:style style:name="T5" style:family="text">
      <style:text-properties fo:font-weight="normal" officeooo:rsid="002bf21c" style:font-weight-asian="normal" style:font-weight-complex="normal"/>
    </style:style>
    <style:style style:name="T6" style:family="text">
      <style:text-properties fo:font-weight="normal" officeooo:rsid="00227e97" style:font-weight-asian="normal" style:font-weight-complex="normal"/>
    </style:style>
    <style:style style:name="T7" style:family="text">
      <style:text-properties fo:font-weight="normal" officeooo:rsid="00264162" style:font-weight-asian="normal" style:font-weight-complex="normal"/>
    </style:style>
    <style:style style:name="T8" style:family="text">
      <style:text-properties fo:font-weight="normal" officeooo:rsid="00283994" style:font-weight-asian="normal" style:font-weight-complex="normal"/>
    </style:style>
    <style:style style:name="T9" style:family="text">
      <style:text-properties fo:font-weight="normal" officeooo:rsid="00285594" style:font-weight-asian="normal" style:font-weight-complex="normal"/>
    </style:style>
    <style:style style:name="T10" style:family="text">
      <style:text-properties fo:font-weight="normal" officeooo:rsid="00150acc" style:font-weight-asian="normal" style:font-weight-complex="normal"/>
    </style:style>
    <style:style style:name="T11" style:family="text">
      <style:text-properties fo:font-weight="normal" officeooo:rsid="001b9701" style:font-weight-asian="normal" style:font-weight-complex="normal"/>
    </style:style>
    <style:style style:name="T12" style:family="text">
      <style:text-properties fo:font-weight="normal" officeooo:rsid="0024e15b" style:font-weight-asian="normal" style:font-weight-complex="normal"/>
    </style:style>
    <style:style style:name="T13" style:family="text">
      <style:text-properties fo:font-weight="normal" officeooo:rsid="001c87be" style:font-weight-asian="normal" style:font-weight-complex="normal"/>
    </style:style>
    <style:style style:name="T14" style:family="text">
      <style:text-properties fo:font-weight="normal" officeooo:rsid="001dbd09" style:font-weight-asian="normal" style:font-weight-complex="normal"/>
    </style:style>
    <style:style style:name="T15" style:family="text">
      <style:text-properties fo:font-weight="normal" officeooo:rsid="001fadac" style:font-weight-asian="normal" style:font-weight-complex="normal"/>
    </style:style>
    <style:style style:name="T16" style:family="text">
      <style:text-properties fo:font-weight="normal" officeooo:rsid="00215956" style:font-weight-asian="normal" style:font-weight-complex="normal"/>
    </style:style>
    <style:style style:name="T17" style:family="text">
      <style:text-properties fo:font-weight="normal" officeooo:rsid="00235116" style:font-weight-asian="normal" style:font-weight-complex="normal"/>
    </style:style>
    <style:style style:name="T18" style:family="text">
      <style:text-properties fo:font-weight="normal" officeooo:rsid="002a27f9" style:font-weight-asian="normal" style:font-weight-complex="normal"/>
    </style:style>
    <style:style style:name="T19" style:family="text">
      <style:text-properties fo:font-weight="normal" officeooo:rsid="002d9250" style:font-weight-asian="normal" style:font-weight-complex="normal"/>
    </style:style>
    <style:style style:name="T20" style:family="text">
      <style:text-properties fo:font-weight="normal" officeooo:rsid="002e395c" style:font-weight-asian="normal" style:font-weight-complex="normal"/>
    </style:style>
    <style:style style:name="T21" style:family="text">
      <style:text-properties fo:font-weight="normal" officeooo:rsid="002f6bc8" style:font-weight-asian="normal" style:font-weight-complex="normal"/>
    </style:style>
    <style:style style:name="T22" style:family="text">
      <style:text-properties fo:font-weight="normal" officeooo:rsid="00119e5a" style:font-weight-asian="normal" style:font-weight-complex="normal"/>
    </style:style>
    <style:style style:name="T23" style:family="text">
      <style:text-properties fo:font-weight="normal" officeooo:rsid="0013d783" style:font-weight-asian="normal" style:font-weight-complex="normal"/>
    </style:style>
    <style:style style:name="T24" style:family="text">
      <style:text-properties fo:font-weight="normal" officeooo:rsid="001446b1" style:font-weight-asian="normal" style:font-weight-complex="normal"/>
    </style:style>
    <style:style style:name="T25" style:family="text">
      <style:text-properties fo:font-weight="normal" officeooo:rsid="0015bdd4" style:font-weight-asian="normal" style:font-weight-complex="normal"/>
    </style:style>
    <style:style style:name="T26" style:family="text">
      <style:text-properties fo:font-weight="normal" officeooo:rsid="001738a8" style:font-weight-asian="normal" style:font-weight-complex="normal"/>
    </style:style>
    <style:style style:name="T27" style:family="text">
      <style:text-properties fo:font-weight="normal" officeooo:rsid="0017fe6f" style:font-weight-asian="normal" style:font-weight-complex="normal"/>
    </style:style>
    <style:style style:name="T28" style:family="text">
      <style:text-properties fo:font-weight="normal" officeooo:rsid="00184d2f" style:font-weight-asian="normal" style:font-weight-complex="normal"/>
    </style:style>
    <style:style style:name="T29" style:family="text">
      <style:text-properties fo:font-weight="normal" officeooo:rsid="001a1216" style:font-weight-asian="normal" style:font-weight-complex="normal"/>
    </style:style>
    <style:style style:name="T30" style:family="text">
      <style:text-properties fo:font-weight="normal" officeooo:rsid="001aa011" style:font-weight-asian="normal" style:font-weight-complex="normal"/>
    </style:style>
    <style:style style:name="T31" style:family="text">
      <style:text-properties fo:font-weight="normal" officeooo:rsid="001bcfe1" style:font-weight-asian="normal" style:font-weight-complex="normal"/>
    </style:style>
    <style:style style:name="T32" style:family="text">
      <style:text-properties fo:font-weight="normal" officeooo:rsid="0016beb2" style:font-size-asian="12pt" style:font-weight-asian="normal" style:font-weight-complex="normal"/>
    </style:style>
    <style:style style:name="T33" style:family="text">
      <style:text-properties fo:font-weight="normal" officeooo:rsid="0017c01d" style:font-size-asian="12pt" style:font-weight-asian="normal" style:font-weight-complex="normal"/>
    </style:style>
    <style:style style:name="T34" style:family="text">
      <style:text-properties style:text-underline-style="solid" style:text-underline-width="auto" style:text-underline-color="font-color" officeooo:rsid="001dbd09"/>
    </style:style>
    <style:style style:name="T35" style:family="text">
      <style:text-properties style:text-underline-style="solid" style:text-underline-width="auto" style:text-underline-color="font-color" officeooo:rsid="001c87be"/>
    </style:style>
    <style:style style:name="T36" style:family="text">
      <style:text-properties style:text-underline-style="solid" style:text-underline-width="auto" style:text-underline-color="font-color" fo:font-weight="normal" officeooo:rsid="001b9701" style:font-weight-asian="normal" style:font-weight-complex="normal"/>
    </style:style>
    <style:style style:name="T37" style:family="text">
      <style:text-properties fo:font-style="normal" style:text-underline-style="none" fo:font-weight="normal" officeooo:rsid="0016b434" style:font-style-asian="normal" style:font-weight-asian="normal" style:font-style-complex="normal" style:font-weight-complex="normal"/>
    </style:style>
    <style:style style:name="T38" style:family="text">
      <style:text-properties fo:font-style="normal" style:text-underline-style="none" fo:font-weight="normal" officeooo:rsid="005f0065" style:font-style-asian="normal" style:font-weight-asian="normal" style:font-style-complex="normal" style:font-weight-complex="normal"/>
    </style:style>
    <style:style style:name="T39" style:family="text">
      <style:text-properties officeooo:rsid="00417c96"/>
    </style:style>
    <style:style style:name="T40" style:family="text">
      <style:text-properties fo:font-size="12pt" fo:font-weight="normal" officeooo:rsid="0016beb2" style:font-size-asian="12pt" style:font-weight-asian="normal" style:font-size-complex="12pt" style:font-weight-complex="normal"/>
    </style:style>
    <style:style style:name="T41" style:family="text">
      <style:text-properties fo:font-size="12pt" fo:font-weight="normal" officeooo:rsid="001a5201" style:font-size-asian="12pt" style:font-weight-asian="normal" style:font-size-complex="12pt" style:font-weight-complex="normal"/>
    </style:style>
    <style:style style:name="T42" style:family="text">
      <style:text-properties fo:font-size="18pt" fo:font-weight="bold" officeooo:rsid="00136748" style:font-size-asian="18pt" style:font-weight-asian="bold" style:font-size-complex="18pt" style:font-weight-complex="bold"/>
    </style:style>
    <style:style style:name="T43" style:family="text">
      <style:text-properties fo:font-style="italic"/>
    </style:style>
    <style:style style:name="T44" style:family="text">
      <style:text-properties style:text-position="super 58%" fo:font-weight="normal" officeooo:rsid="00184d2f" style:font-weight-asian="normal" style:font-weight-complex="normal"/>
    </style:style>
    <style:style style:name="T45" style:family="text">
      <style:text-properties officeooo:rsid="001a1216"/>
    </style:style>
    <style:style style:name="T46" style:family="text">
      <style:text-properties officeooo:rsid="001aa0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3"/>
      <text:p text:style-name="P3"/>
      <text:p text:style-name="P3"/>
      <text:p text:style-name="P3"/>
      <text:p text:style-name="P3"/>
      <text:p text:style-name="P3"/>
      <text:p text:style-name="P3"/>
      <text:p text:style-name="P2">TITLE:</text:p>
      <text:p text:style-name="P2"/>
      <text:p text:style-name="P2">A Quantitative Analysis of Labor Force Participation Rates and Medical Marijuana Laws in the United States</text:p>
      <text:p text:style-name="P2"/>
      <text:p text:style-name="P2"/>
      <text:p text:style-name="P2"/>
      <text:p text:style-name="P2"/>
      <text:p text:style-name="P2"/>
      <text:p text:style-name="P2"/>
      <text:p text:style-name="P4"/>
      <text:p text:style-name="P2"/>
      <text:p text:style-name="P2"/>
      <text:p text:style-name="P2"/>
      <text:p text:style-name="P2"/>
      <text:p text:style-name="P1"/>
      <text:p text:style-name="P1"/>
      <text:p text:style-name="P1"/>
      <text:p text:style-name="P1">Calvin Colson</text:p>
      <text:p text:style-name="P2"/>
      <text:p text:style-name="P2"/>
      <text:p text:style-name="P2"/>
      <text:p text:style-name="P2"/>
      <text:p text:style-name="P2">Submitted to Princeton University</text:p>
      <text:p text:style-name="P2">Department of Economics</text:p>
      <text:p text:style-name="P2"><text:s/>In Partial Fulfillment of the Requirements for the A.B. Degree</text:p>
      <text:p text:style-name="P2"/>
      <text:p text:style-name="P2"/>
      <text:p text:style-name="P1">April 8, 2020</text:p>
      <text:p text:style-name="P1"/>
      <text:p text:style-name="P1"/>
      <text:p text:style-name="P1"/>
      <text:p text:style-name="P17"/>
      <text:p text:style-name="P5">Abstract</text:p>
      <text:p text:style-name="P18"/>
      <text:p text:style-name="P6"><text:span text:style-name="T45">1</text:span>. Introduction</text:p>
      <text:p text:style-name="P6"/>
      <text:p text:style-name="P10"><text:tab/><text:span text:style-name="T1">There is no dearth of scientific, political, psychological, economic, cultural, or recreational discussion when it comes to the topic of a certain plant in modern conversations. I am referring to </text:span><text:span text:style-name="T2">the genus of plants known as Cannabis. Alternately, depending on strain and location, these plants may be known by a variety of other names, including Cannabis indica, Cannabis sativa, Cannabis americanus, Indian hemp, marijuana, weed, and so on. </text:span><text:span text:style-name="T3">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4">and by 650 B.C. its intoxicating properties had been documented in the Middle East </text:span><text:span text:style-name="T2">(</text:span><text:span text:style-name="T32">Mikuriya, </text:span><text:span text:style-name="T33">1969</text:span><text:span text:style-name="T2">). </text:span><text:span text:style-name="T3">From a more modern perspective, </text:span><text:span text:style-name="T4">there has been much fascination as well as controversy surrounding the plant </text:span><text:span text:style-name="T5">as well as the politics and legislation that have resulted in several American states adopting it as a legal medical treatment</text:span><text:span text:style-name="T4">. </text:span><text:span text:style-name="T6">The motivation of this paper stems from one of these pertinent controversies.</text:span></text:p>
      <text:p text:style-name="P11"><text:span text:style-name="T6"><text:tab/></text:span><text:span text:style-name="T26"> </text:span><text:span text:style-name="T25"><text:s/></text:span><text:span text:style-name="T28">Shortly after the onset of the 21</text:span><text:span text:style-name="T44">st</text:span><text:span text:style-name="T28">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4">(Krueger, 2017; “Civilian Labor Force Participation Rate.”, 2020)</text:span><text:span text:style-name="T28">. </text:span><text:span text:style-name="T7">While it is important to note that the drop</text:span><text:span text:style-name="T28">s</text:span><text:span text:style-name="T7"> </text:span><text:span text:style-name="T28">are correlated with the 2001 and</text:span><text:span text:style-name="T7"> 2007-2009 recession</text:span><text:span text:style-name="T28">s</text:span><text:span text:style-name="T7">, the decrease cannot be entirely explained by th</text:span><text:span text:style-name="T28">e</text:span><text:span text:style-name="T7">s</text:span><text:span text:style-name="T28">e</text:span><text:span text:style-name="T7"> economic event</text:span><text:span text:style-name="T28">s</text:span><text:span text:style-name="T7">. </text:span><text:span text:style-name="T8">Evidence for this can be seen in the same study by </text:span><text:span text:style-name="T28">Krueger</text:span><text:span text:style-name="T8">, cited above, where a breakdown of the trends of the labor force participation rate by age and gender are presented and discussed. Most notably, </text:span><text:span text:style-name="T9">the drop in the </text:span><text:span text:style-name="T29">labor force participation</text:span><text:span text:style-name="T9"> rate of</text:span><text:span text:style-name="T8"> ‘prime age workers’, or </text:span><text:soft-page-break/><text:span text:style-name="T8">those between the ages of 25 to 54, </text:span><text:span text:style-name="T9">has been the focus of attention.</text:span><text:span text:style-name="T8"> </text:span><text:span text:style-name="T9">This paper will attempt to analyze one of the conjectured potential </text:span><text:span text:style-name="T8">causes </text:span><text:span text:style-name="T9">of the decline in the labor force participation rate in recent years, namely, that of </text:span><text:span text:style-name="T5">medical </text:span><text:span text:style-name="T9">marijuana legalization. </text:span></text:p>
      <text:p text:style-name="P10"><text:span text:style-name="T10"><text:tab/>In light of recent legislation legalizing marijuana and marijuana-</text:span><text:span text:style-name="T11">derived</text:span><text:span text:style-name="T10"> products (both those with and without psychoactive properties) </text:span><text:span text:style-name="T12">(Marijuana Policy Project, 2019)</text:span><text:span text:style-name="T10">, it is no surprise that there is much speculation as to the effects that this substance has on both individual behavior and macro-scale systems, </text:span><text:span text:style-name="T12">including the labor force</text:span><text:span text:style-name="T10">. </text:span><text:span text:style-name="T11">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0">(</text:span><text:span text:style-name="T1">and </text:span><text:span text:style-name="T10">especially </text:span><text:span text:style-name="T11">their</text:span><text:span text:style-name="T10"> </text:span><text:span text:style-name="T1">principal </text:span><text:span text:style-name="T10">psycho</text:span><text:span text:style-name="T1">active component, </text:span><text:span text:style-name="T4">delta-nine-t</text:span><text:span text:style-name="T1">etrahydrocannabinol <text:s/>(THC)). </text:span><text:span text:style-name="T13">In addition to the cardio-vascular risks of chronic smoking, which is one of the </text:span><text:span text:style-name="T12">most</text:span><text:span text:style-name="T13"> preferred forms of consumption,</text:span><text:span text:style-name="T1"> </text:span><text:span text:style-name="T13">akin to other psychoactive drugs labeled as “central nervous system depressants”, consumption of THC has been purported to be linked to “weakness, mood changes, and dizziness” (Benbadis et al., 2014) </text:span><text:span text:style-name="T14">(</text:span><text:span text:style-name="T34">See Section II for</text:span><text:span text:style-name="T35"> more detailed discussion as to the </text:span><text:span text:style-name="T34">beneficial and adverse effects of marijuana consumption</text:span><text:span text:style-name="T36">*</text:span><text:span text:style-name="T14">)</text:span><text:span text:style-name="T13">. Extrapolating these symptoms out further,</text:span><text:span text:style-name="T10"> One of the more common and long-standing speculations is to make a causal link between the consumption of marijuana </text:span><text:span text:style-name="T1">and a psychological disorder known as </text:span><text:span text:style-name="T15">the amotivational syndrome. </text:span><text:span text:style-name="T16">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6">The implications of these results are important to the focus of this paper, because it might lead one to believe that increased usage of marijuana could significantly </text:span><text:span text:style-name="T17">cause a negative</text:span><text:span text:style-name="T6"> impact </text:span><text:span text:style-name="T17">on </text:span><text:span text:style-name="T6">the economy, and specifically the labor market. </text:span><text:span text:style-name="T17">The reverse side of this argument is also worth noting. That </text:span><text:soft-page-break/><text:span text:style-name="T17">is, that 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2">understanding the</text:span><text:span text:style-name="T17"> connection between </text:span><text:span text:style-name="T12">the labor force and marijuana legalization and usage. </text:span><text:span text:style-name="T9">In an attempt to quantitatively assess aspects of this relationship, this paper compares data between the aforementioned and partially-contemporaneous events of the recent decline of the labor force participation rate and the national-</text:span><text:span text:style-name="T18">wide state-level </text:span><text:span text:style-name="T9">legalization of marijuana in the United States.</text:span></text:p>
      <text:p text:style-name="P10"><text:span text:style-name="T9"><text:tab/></text:span><text:span text:style-name="T19">In order to accomplish this goal the remainder of this paper will have the following structure. Section II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III’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IV gives information on the data that was used to construct this study. This paper will provide information on both the structure and manipulation of the </text:span><text:span text:style-name="T22">data-sets</text:span><text:span text:style-name="T19"> in order that the results arrived at </text:span><text:span text:style-name="T20">in Section VI</text:span><text:span text:style-name="T19"> may be accurately reproduced or otherwise modified </text:span><text:span text:style-name="T20">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VI includes the results of the regressions, as well as an interwoven discussion and analysis of their </text:span><text:soft-page-break/><text:span text:style-name="T20">implications. Here, comparisons will be made between the outcomes of this study and those of previous related studies. This section will attempt to provide explanations for the differences and similarities between the respective results. Lastly, Section VII </text:span><text:span text:style-name="T21">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20"/>
      <text:p text:style-name="P7"><text:span text:style-name="T45">2. Background</text:span></text:p>
      <text:p text:style-name="P15"><text:span text:style-name="T45">2.1. Labor Force Trends</text:span></text:p>
      <text:p text:style-name="P12"><text:span text:style-name="T21"><text:tab/></text:span><text:span text:style-name="T7">From the period of 1999-2018 </text:span><text:span text:style-name="T8">in the U.S.</text:span><text:span text:style-name="T7">, the employment-to-population ratio experienced a fall of almost 4% </text:span><text:span text:style-name="T8">(Abraham and Kearney, 2019)</text:span><text:span text:style-name="T7">. </text:span><text:span text:style-name="T23">Likewise, in approximately the same time frame, </text:span><text:span text:style-name="T24">the labor force participation rate made a similar but even greater drop in magnitude. </text:span><text:span text:style-name="T45">As can be seen in Figure 1</text:span><text:span text:style-name="T29">, which presents </text:span><text:span text:style-name="T30">the national labor force participation rate from </text:span><text:span text:style-name="T46">Date X to Date Y</text:span><text:span text:style-name="T30">.</text:span><text:span text:style-name="T29"> </text:span><text:span text:style-name="T24">F</text:span><text:span text:style-name="T23">rom its peak </text:span><text:span text:style-name="T24">in</text:span><text:span text:style-name="T23"> </text:span><text:span text:style-name="T24">January of 2000 of 67.3%, the national labor participation dropped to 62.4% in September of 2015, a percentage lower than the country had experienced since the seventies (Krueger, 2017; “Civilian Labor Force Participation Rate.”, 2020). Since that 2015 low, labor force participation has only improved marginally, </text:span><text:span text:style-name="T25">averaging in the high 62%’s.</text:span><text:span text:style-name="T24"> </text:span><text:span text:style-name="T25">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3">. </text:span><text:span text:style-name="T25">Historically, these two measures tend to move together in response to relevant factors, and while this is true in this interval as well, the increased magnitude of the labor force participation rate in their relative changes provides interest for study. </text:span><text:span text:style-name="T26">Namely, the portion of the labor force not accounted for in the employment-to-population ratio, that is, the unemployed portion of the labor force, </text:span><text:span text:style-name="T27">had a greater proportionate drop than the employed portion of the labor force. </text:span><text:span text:style-name="T31">This points to a different factor than simply economic recession and lower supply of employment opportunities in decreasing the labor force participation rate. Among the potential factors mentioned by Krueger are...</text:span></text:p>
      <text:p text:style-name="P12"><text:span text:style-name="T24"/></text:p>
      <text:p text:style-name="P18"/>
      <text:p text:style-name="P8">References</text:p>
      <text:p text:style-name="P13"><text:span text:style-name="T37">Abraham, K., &amp; Kearney, M. (201</text:span><text:span text:style-name="T38">9</text:span><text:span text:style-name="T37">).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13">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21">“Civilian Labor Force Participation Rate.” <text:span text:style-name="T43">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13">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13">Krueger, A. B. (2017). Where Have All the Workers Gone?: An Inquiry into the Decline of</text:p>
      <text:p text:style-name="P13"><text:tab/>the U.S. Labor Force Participation Rate. Brookings Papers on Economic Activity,</text:p>
      <text:p text:style-name="P13"><text:tab/>2017(2), 1–87. https://doi.org/10.1353/eca.2017.0012</text:p>
      <text:p text:style-name="P13">Lac, A., &amp; Luk, J. W. (2018). Testing the amotivational syndrome: Marijuana use longitudinally <text:tab/>predicts lower self-efficacy even after controlling for demographics, personality, and alcohol <text:tab/>and cigarette use. Prevention Science, 19(2), 117-126.</text:p>
      <text:p text:style-name="P13"><text:tab/><text:a xlink:type="simple" xlink:href="https://doi.org/10.1007/s11121-017-0811-3" text:style-name="Internet_20_link" text:visited-style-name="Visited_20_Internet_20_Link">https://doi.org/10.1007/s11121-017-0811-3</text:a></text:p>
      <text:p text:style-name="P14">Marijuana Policy Project. 201<text:span text:style-name="T39">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13"><text:soft-page-break/><text:span text:style-name="T40">Mikuriya, T. H. (1969). Marijuana in medicine: past, present and future. California medicine, 110(1), <text:tab/>34-</text:span><text:span text:style-name="T41">40</text:span><text:span text:style-name="T40">. </text:span><text:a xlink:type="simple" xlink:href="https://www.ncbi.nlm.nih.gov/pmc/articles/PMC1503422/pdf/califmed00019-0036.pdf" text:style-name="Internet_20_link" text:visited-style-name="Visited_20_Internet_20_Link">https://www.ncbi.nlm.nih.gov/pmc/articles/PMC1503422/pdf/califmed00019-0036.pdf</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2">7</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3-12T23:08:55.419704640</dc:date>
    <meta:editing-duration>PT9M2S</meta:editing-duration>
    <meta:editing-cycles>2</meta:editing-cycles>
    <meta:generator>LibreOffice/6.0.7.3$Linux_X86_64 LibreOffice_project/00m0$Build-3</meta:generator>
    <meta:document-statistic meta:table-count="0" meta:image-count="0" meta:object-count="0" meta:page-count="9" meta:paragraph-count="30" meta:word-count="1681" meta:character-count="11428" meta:non-whitespace-character-count="9755"/>
  </office:meta>
</office:document-meta>
</file>